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3.791cm" fo:min-width="3.541cm"/>
    </style:style>
    <style:style style:name="gr2" style:family="graphic" style:parent-style-name="standard">
      <style:graphic-properties svg:stroke-color="#003300" draw:fill-color="#009933" draw:opacity="50%" draw:textarea-horizontal-align="justify" draw:textarea-vertical-align="middle" draw:auto-grow-height="false" fo:min-height="3.791cm" fo:min-width="3.541cm"/>
    </style:style>
    <style:style style:name="gr3" style:family="graphic" style:parent-style-name="standard">
      <style:graphic-properties svg:stroke-color="#461900" draw:fill-color="#ff6600" draw:opacity="50%" draw:textarea-horizontal-align="justify" draw:textarea-vertical-align="middle" draw:auto-grow-height="false" fo:min-height="3.791cm" fo:min-width="3.541cm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92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-color="#009933" draw:opacity="50%"/>
      <style:paragraph-properties fo:text-align="center"/>
    </style:style>
    <style:style style:name="P3" style:family="paragraph">
      <loext:graphic-properties draw:fill-color="#ff6600"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715cm" svg:x="1.808cm" svg:y="0.211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715cm" svg:height="5.715cm" svg:x="0.157cm" svg:y="3.005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5.715cm" svg:x="3.332cm" svg:y="3.005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4cm" svg:height="1.916cm" svg:x="3.232cm" svg:y="4.248cm">
          <draw:text-box>
            <text:p text:style-name="P4"><text:span text:style-name="T1">Data</text:span></text:p>
            <text:p text:style-name="P4"><text:span text:style-name="T1">Science</text:span></text:p>
          </draw:text-box>
        </draw:frame>
        <draw:frame draw:style-name="gr5" draw:text-style-name="P5" draw:layer="layout" svg:width="2.428cm" svg:height="1.361cm" svg:x="1.762cm" svg:y="3.159cm">
          <draw:text-box>
            <text:p><text:span text:style-name="T1">Machine</text:span></text:p>
            <text:p><text:span text:style-name="T1">Learning</text:span></text:p>
          </draw:text-box>
        </draw:frame>
        <draw:frame draw:style-name="gr6" draw:text-style-name="P5" draw:layer="layout" svg:width="2.877cm" svg:height="0.806cm" svg:x="4.773cm" svg:y="3.342cm">
          <draw:text-box>
            <text:p><text:span text:style-name="T1">Databases</text:span></text:p>
          </draw:text-box>
        </draw:frame>
        <draw:frame draw:style-name="gr7" draw:text-style-name="P6" draw:layer="layout" svg:width="2.492cm" svg:height="1.361cm" svg:x="3.344cm" svg:y="6.189cm">
          <draw:text-box>
            <text:p text:style-name="P4"><text:span text:style-name="T1">Data</text:span></text:p>
            <text:p text:style-name="P4"><text:span text:style-name="T1">Analytics</text:span></text:p>
          </draw:text-box>
        </draw:frame>
        <draw:frame draw:style-name="gr8" draw:text-style-name="P7" draw:layer="layout" svg:width="4.826cm" svg:height="2.384cm" svg:x="2.316cm" svg:y="1.1cm">
          <draw:text-box>
            <text:p text:style-name="P4">Computational</text:p>
            <text:p text:style-name="P4">Science</text:p>
          </draw:text-box>
        </draw:frame>
        <draw:frame draw:style-name="gr9" draw:text-style-name="P9" draw:layer="layout" svg:width="3.937cm" svg:height="3.806cm" svg:x="5.126cm" svg:y="5.045cm">
          <draw:text-box>
            <text:p text:style-name="P8">Data</text:p>
            <text:p text:style-name="P8">Producing</text:p>
            <text:p text:style-name="P8">Disciplines</text:p>
          </draw:text-box>
        </draw:frame>
        <draw:frame draw:style-name="gr10" draw:text-style-name="P10" draw:layer="layout" svg:width="3.429cm" svg:height="1.143cm" svg:x="0.284cm" svg:y="5.926cm">
          <draw:text-box>
            <text:p>Statistic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ac Griffith</meta:initial-creator>
    <meta:creation-date>2015-06-03T16:42:32.089354070</meta:creation-date>
    <dc:date>2015-06-18T12:32:37.443897065</dc:date>
    <dc:creator>Isaac Griffith</dc:creator>
    <meta:editing-duration>PT3M35S</meta:editing-duration>
    <meta:editing-cycles>2</meta:editing-cycles>
    <meta:generator>LibreOffice/4.4.2.2$Linux_X86_64 LibreOffice_project/40m0$Build-2</meta:generator>
    <meta:document-statistic meta:object-count="10"/>
  </office:meta>
</office:document-meta>
</file>